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1"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_20_indent">
      <style:paragraph-properties fo:margin-left="0in" fo:margin-right="0in" fo:text-indent="0in" style:auto-text-indent="false"/>
    </style:style>
    <style:style style:name="P2" style:family="paragraph" style:parent-style-name="Standard" style:list-style-name="L8"/>
    <style:style style:name="P3" style:family="paragraph" style:parent-style-name="Text_20_body" style:list-style-name="L1">
      <style:text-properties style:font-name="Courier New1"/>
    </style:style>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2"/>
    <style:style style:name="T1" style:family="text">
      <style:text-properties style:font-name="Courier New1"/>
    </style:style>
    <style:style style:name="T2" style:family="text">
      <style:text-properties style:font-name="Times New Roman"/>
    </style:style>
    <style:style style:name="T3" style:family="text">
      <style:text-properties style:font-name="Courier New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style:list-level-properties text:min-label-distance="0.15in"/>
      </text:list-level-style-number>
      <text:list-level-style-number text:level="3" text:style-name="Numbering_20_Symbols" style:num-prefix=" " style:num-suffix=" " style:num-format="1" text:display-levels="2">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Summary of the MADNESS application programming interface</text:h>
      <text:h text:style-name="Heading_20_2" text:outline-level="2">Low-level sequential runtime</text:h>
      <text:h text:style-name="Heading_20_3" text:outline-level="3">Shared pointers (sharedptr.h)</text:h>
      <text:p text:style-name="Text_20_body">Shared pointers in the spirit of Boost and the new C++ standard but with thread-safe reference counting and additional hooks to facilitate remote access, stealing, etc. Probably needs redesigning to sit on the new standard as appropriate, but basic functionality will remain the same.</text:p>
      <text:p text:style-name="Text_20_body">Basic rule of thumb is when you allocate memory to immediately wrap the pointer in a <text:span text:style-name="T1">SharedPointer</text:span> (or <text:span text:style-name="T1">SharedArray</text:span>) so that you do not have to remember to delete it and so you can freely give others the pointer without anyone worrying about premature or double freeing of the data. Fast, thread-safe reference counting is performed using the atomic operations.</text:p>
      <text:p text:style-name="Code">namespace madness {</text:p>
      <text:p text:style-name="Code"><text:tab/>template &lt;typename T&gt; class SharedPtr {</text:p>
      <text:p text:style-name="Code"><text:tab/><text:tab/>/// Default constructor makes an null pointer</text:p>
      <text:p text:style-name="Code"><text:tab/><text:tab/>SharedPtr(); </text:p>
      <text:p text:style-name="Code"><text:tab/><text:tab/>/// Wrap a pointer with optional custom deleter</text:p>
      <text:p text:style-name="Code"><text:tab/><text:tab/>explicit SharedPtr(T* ptr, void (*deleter)(T*)=0) ;</text:p>
      <text:p text:style-name="Code"><text:tab/><text:tab/>/// Wrap a pointer with optional custom deleter &amp; ownership</text:p>
      <text:p text:style-name="Code"><text:tab/><text:tab/>explicit SharedPtr(T* ptr, bool own, void (*deleter)(T*)=0);</text:p>
      <text:p text:style-name="Code"><text:tab/><text:tab/>/// Copy constructor generates new reference to same pointer</text:p>
      <text:p text:style-name="Code"><text:tab/><text:tab/>SharedPtr(const SharedPtr&lt;T&gt;&amp; s) ;</text:p>
      <text:p text:style-name="Code"><text:tab/><text:tab/>/// Copy constructor with static type conversion</text:p>
      <text:p text:style-name="Code"><text:tab/><text:tab/>template &lt;typename Q&gt; SharedPtr(const SharedPtr&lt;Q&gt;&amp; s);</text:p>
      <text:p text:style-name="Code"><text:tab/><text:tab/>/// Destructor decrements ref. count freeing data if zero</text:p>
      <text:p text:style-name="Code"><text:tab/><text:tab/>virtual ~SharedPtr();</text:p>
      <text:p text:style-name="Code"><text:tab/><text:tab/>/// Assignment</text:p>
      <text:p text:style-name="Code"><text:tab/><text:tab/>SharedPtr&lt;T&gt;&amp; operator=(const SharedPtr&lt;T&gt;&amp; s);</text:p>
      <text:p text:style-name="Code"><text:tab/><text:tab/>/// Returns number of references</text:p>
      <text:p text:style-name="Code"><text:tab/><text:tab/>int use_count() const;</text:p>
      <text:p text:style-name="Code"><text:tab/><text:tab/>/// Returns the value of the pointer</text:p>
      <text:p text:style-name="Code"><text:tab/><text:tab/>T* get() const;</text:p>
      <text:p text:style-name="Code"><text:tab/><text:tab/>/// Returns true if the SharedPtr owns the pointer</text:p>
      <text:p text:style-name="Code"><text:tab/><text:tab/>bool owned() const; <text:s/></text:p>
      <text:p text:style-name="Code"><text:tab/><text:tab/>/// Cast of SharedPtr&lt;T&gt; to T* returns the value of the pointer</text:p>
      <text:p text:style-name="Code"><text:tab/><text:tab/>operator T*() const;</text:p>
      <text:p text:style-name="Code"><text:s/><text:tab/> <text:tab/>/// Return pointer+offset</text:p>
      <text:p text:style-name="Code"><text:tab/><text:tab/>T* operator+(long offset) const;</text:p>
      <text:p text:style-name="Code"><text:tab/><text:tab/>/// Return pointer-offset</text:p>
      <text:p text:style-name="Code"><text:tab/><text:tab/>T* operator-(long offset) const;</text:p>
      <text:p text:style-name="Code"><text:s text:c="3"/><text:tab/>/// Dereferencing returns a reference to pointed value</text:p>
      <text:p text:style-name="Code"><text:tab/><text:tab/>T&amp; operator*() const;</text:p>
      <text:p text:style-name="Code"><text:s text:c="2"/><text:tab/><text:tab/>/// Member access via pointer works as expected</text:p>
      <text:p text:style-name="Code"><text:tab/><text:tab/>T* operator-&gt;() const;</text:p>
      <text:p text:style-name="Code"><text:soft-page-break/><text:tab/><text:tab/>/// Array indexing returns reference to indexed value</text:p>
      <text:p text:style-name="Code"><text:tab/><text:tab/>T&amp; operator[](long index) const;</text:p>
      <text:p text:style-name="Code"><text:tab/><text:tab/>/// Boolean value (test for null pointer)</text:p>
      <text:p text:style-name="Code"><text:tab/><text:tab/>operator bool() const;</text:p>
      <text:p text:style-name="Code"><text:tab/><text:tab/>/// Are two pointers equal?</text:p>
      <text:p text:style-name="Code"><text:tab/><text:tab/>bool operator==(const SharedPtr&lt;T&gt;&amp; other) const;</text:p>
      <text:p text:style-name="Code"><text:tab/><text:tab/>/// Are two pointers not equal?</text:p>
      <text:p text:style-name="Code"><text:tab/><text:tab/>bool operator!=(const SharedPtr&lt;T&gt;&amp; other) const;</text:p>
      <text:p text:style-name="Code"><text:tab/><text:tab/>/// Steal an un-owned reference to the pointer </text:p>
      <text:p text:style-name="Code"><text:tab/><text:tab/>SharedPtr&lt;T&gt; steal() const;</text:p>
      <text:p text:style-name="Code"><text:tab/>};</text:p>
      <text:p text:style-name="Code"><text:s text:c="3"/>/// A SharedArray uses delete [] is used to free it</text:p>
      <text:p text:style-name="Code"><text:s text:c="3"/>template &lt;class T&gt; <text:s/>class SharedArray : public SharedPtr&lt;T&gt; {</text:p>
      <text:p text:style-name="Code"><text:s text:c="3"/>public:</text:p>
      <text:p text:style-name="Code"><text:tab/><text:tab/>SharedArray(T* ptr = 0);</text:p>
      <text:p text:style-name="Code"><text:s text:c="6"/>SharedArray(const SharedArray&lt;T&gt;&amp; s);</text:p>
      <text:p text:style-name="Code"><text:s/><text:tab/><text:tab/>/// Assignment</text:p>
      <text:p text:style-name="Code"><text:tab/><text:tab/>SharedArray&amp; operator=(const SharedArray&amp; s);</text:p>
      <text:p text:style-name="Code"><text:tab/>};</text:p>
      <text:p text:style-name="Code">}</text:p>
      <text:h text:style-name="Heading_20_3" text:outline-level="3">Serialization (archive.h, bufar.h, mpiar.h, binfsar.h, vecar.h, parar.h)</text:h>
      <text:p text:style-name="Text_20_body">Central to MADNESS’s ability to move data and computation freely around the machine is the ability to serialize all data types with full type safety. For fundamental data types and standard containers this is already provided in <text:span text:style-name="T1">archive.h</text:span> in which it is also described how to accomplish this for user types. See there for more info. Various archives (serialized streams) are provided including MPI p2p messaging, binary/text sequential files, vectors, in-memory buffers (special) and parallel archives.</text:p>
      <text:p text:style-name="Text_20_body">Issues</text:p>
      <text:list text:style-name="L10">
        <text:list-item>
          <text:p text:style-name="P8">mpiar.h needs to be made independent of world so that it is more broadly useful and this discussion needs moving to the low-level parallel runtime level</text:p>
        </text:list-item>
        <text:list-item>
          <text:p text:style-name="P8">discussion of parar.h should be up at the world level</text:p>
        </text:list-item>
        <text:list-item>
          <text:p text:style-name="P8">discussion of serialization of World and WorldObjects into bufar should be at the world level</text:p>
        </text:list-item>
        <text:list-item>
          <text:p text:style-name="P8">need to implement type-safe serialization of ConcurrentHashMap to archive.h</text:p>
        </text:list-item>
        <text:list-item>
          <text:p text:style-name="P8">need to discuss special role and overloading of bufar (basically user should use vecar not bufar which is reserved for internal system use).</text:p>
        </text:list-item>
        <text:list-item>
          <text:p text:style-name="P8">thread safety of archives (there is none!)</text:p>
        </text:list-item>
      </text:list>
      <text:h text:style-name="Heading_20_3" text:outline-level="3">Exceptions and assertions (worldexc.h)</text:h>
      <text:p text:style-name="Text_20_body">There is a poorly realized goal to have all exceptions generated by MADNESS be derived from <text:span text:style-name="T1">MadnessException</text:span>. The <text:span text:style-name="T1">MADNESS_EXCEPTION</text:span> macro wraps throwing an exception and stores the line number, function name, and source file name in the object to aid in debugging. The <text:span text:style-name="T1">MADNESS_ASSERTION</text:span> macro also captures the assertion code as a string.</text:p>
      <text:h text:style-name="Heading_20_3" text:outline-level="3"><text:soft-page-break/>Cpu time, wall time, processor frequency, cycle count (worldtime.h)</text:h>
      <text:p text:style-name="Text_20_body">Fast and accurate timers. Still need to understand multi-threaded and multi-core behavior.</text:p>
      <text:h text:style-name="Heading_20_3" text:outline-level="3">Profiling (worldprofile.h)</text:h>
      <text:p text:style-name="Text_20_body">MADNESS is good at breaking many profilers due to extensive use of C++ templates, inlining, 1-sided communication, etc. For this reason we have a simple but lightweight profiling class derived from the open source SHINY project (see sourceforge).</text:p>
      <text:p text:style-name="Text_20_body">Issues:</text:p>
      <text:list text:style-name="L11">
        <text:list-item>
          <text:p text:style-name="P9">Document the 3 or 4 useful macros</text:p>
        </text:list-item>
        <text:list-item>
          <text:p text:style-name="P9">Describe briefly how it works</text:p>
        </text:list-item>
        <text:list-item>
          <text:p text:style-name="P9">Make the darn thing thread safe</text:p>
        </text:list-item>
      </text:list>
      <text:h text:style-name="Heading_20_3" text:outline-level="3">Pseudo-random number generation (misc/ran.h)</text:h>
      <text:p text:style-name="Text_20_body">A thread-safe pseudo-random number generator with single number and vector interfaces. It uses a lagged, Fibonacci sequence with parameters described in the header file. The quality should be very high, though there are even better generators now available and please note that although the implementation has been tested in various ways including using Marsaglia’s die-hard test the generator has not yet been employed in applications especially sensitive to the quality of the numbers. You can have multiple independent instantiations of <text:span text:style-name="T1">Random</text:span> to obtain multiple independent streams. The <text:span text:style-name="T1">RandomValue</text:span> and <text:span text:style-name="T1">RandomVector</text:span> functions all map to one shared default instance.</text:p>
      <text:p text:style-name="Code">namespace madness {</text:p>
      <text:p text:style-name="Code"><text:tab/>struct RandomState; /// Used to set/get state of the generator</text:p>
      <text:p text:style-name="Code"><text:tab/>class Random {</text:p>
      <text:p text:style-name="Code"><text:tab/>public:</text:p>
      <text:p text:style-name="Code"><text:s text:c="3"/><text:tab/>Random(unsigned int seed = 5461);</text:p>
      <text:p text:style-name="Code"><text:s text:c="2"/><text:tab/><text:tab/>virtual ~Random();</text:p>
      <text:p text:style-name="Code"><text:s/><text:tab/><text:tab/>double get() ; // Returns a value uniform in [0,1)</text:p>
      <text:p text:style-name="Code"><text:tab/><text:tab/>/// Returns a vector uniform in [0,1)</text:p>
      <text:p text:style-name="Code"><text:s text:c="2"/><text:tab/><text:tab/>template &lt;typename T&gt; <text:s/>void getv(int n, T * restrict v); </text:p>
      <text:p text:style-name="Code"><text:tab/><text:tab/>/// Returns vector of random bytes in [0,256)</text:p>
      <text:p text:style-name="Code"><text:s text:c="2"/><text:tab/><text:tab/>void getbytes(int n, unsigned char * restrict v); </text:p>
      <text:p text:style-name="Code"><text:s text:c="2"/><text:tab/><text:tab/>RandomState getstate() const; <text:s/>/// Returns state of generator</text:p>
      <text:p text:style-name="Code"><text:s text:c="2"/><text:tab/><text:tab/>void setstate(const RandomState &amp;s); /// Restores state</text:p>
      <text:p text:style-name="Code"><text:s/><text:tab/>};</text:p>
      <text:p text:style-name="Code"><text:tab/>/// Random value generator with specializations for float,</text:p>
      <text:p text:style-name="Code"><text:tab/>/// double, complex&lt;float&gt;, complex&lt;double&gt;, int and long</text:p>
      <text:p text:style-name="Code"><text:s/><text:tab/>template &lt;class T&gt; <text:s text:c="2"/>T RandomValue();</text:p>
      <text:p text:style-name="Code"><text:tab/>/// Random vector generator with specializations for float,</text:p>
      <text:p text:style-name="Code"><text:tab/>/// double complex&lt;float&gt;, complex&lt;double&gt;, int and long</text:p>
      <text:p text:style-name="Code"><text:s text:c="3"/>template &lt;class T&gt; void RandomVector(int n, T* t);</text:p>
      <text:p text:style-name="Code">}</text:p>
      <text:h text:style-name="Heading_20_3" text:outline-level="3"><text:soft-page-break/>Miscellaneous (misc.h)</text:h>
      <text:p text:style-name="Code">namespace madness {</text:p>
      <text:p text:style-name="Code"><text:tab/>unsigned long checksum_file(const char* filename);</text:p>
      <text:p text:style-name="Code"><text:tab/>std::istream&amp; position_stream(std::istream&amp; f, </text:p>
      <text:p text:style-name="Code"><text:tab/><text:tab/><text:tab/><text:tab/>const std::string&amp; tag);</text:p>
      <text:p text:style-name="Code"><text:tab/>std::string lowercase(const std::string&amp; s);</text:p>
      <text:p text:style-name="Code">}</text:p>
      <text:h text:style-name="Heading_20_2" text:outline-level="2">Low level parallel runtime</text:h>
      <text:p text:style-name="Text_20_body">This provides remote method invocation, threads, mutex, thread-safe containers, and the thread pool. At this level there is no knowledge of the World nor perhaps even of MPI. User applications will almost certainly never need these interfaces, unless extending low-level MADNESS functionality. The interfaces relating to threading will evolve to be compatible with the Intel TBB (we are already adopting some of their design elements).</text:p>
      <text:h text:style-name="Heading_20_3" text:outline-level="3">SafeMPI – an optionally serialized MPI wrapper (safempi.h)</text:h>
      <text:p text:style-name="Text_20_body">All MPI communication must go through this interface. Wraps an MPI communicator and provides all necessary MPI functionality (please extend as necessary) plus a few small extensions. If the configure script determines that the local MPI implementation does not safely support entry by multiple threads, all calls into all instances of <text:span text:style-name="T1">SafeMPI</text:span> are protected by a single mutex to ensure that only one thread is ever inside the MPI library. At some point it may be necessary to implement funneling of all calls to one thread.</text:p>
      <text:p text:style-name="Code">namespace SafeMPI {</text:p>
      <text:p text:style-name="Code"><text:tab/>class Intracomm {</text:p>
      <text:p text:style-name="Code"><text:tab/>public:</text:p>
      <text:p text:style-name="Code"><text:tab/><text:tab/>... standard MPI::Intracomm methods ...</text:p>
      <text:p text:style-name="Code"><text:tab/><text:tab/>... extensions to simplify p2p and tree-based communication</text:p>
      <text:p text:style-name="Code"><text:tab/>};</text:p>
      <text:p text:style-name="Code"/>
      <text:p text:style-name="Code"><text:tab/>class Request {</text:p>
      <text:p text:style-name="Code"><text:tab/><text:tab/>public:</text:p>
      <text:p text:style-name="Code"><text:tab/>... standard MPI::Request methods ...</text:p>
      <text:p text:style-name="Code"><text:tab/>};</text:p>
      <text:p text:style-name="Code">}</text:p>
      <text:p text:style-name="P1">Rather than repeat the entire MPI interface we refer the user to the MPI manual or <text:span text:style-name="T1">safempi.h</text:span>. </text:p>
      <text:h text:style-name="Heading_20_3" text:outline-level="3">RMI – remote method invocation (worldrmi.h)</text:h>
      <text:p text:style-name="Text_20_body">A single thread serves incoming active messages for all activities or Worlds on an SMP node. To be consistent with what they actually do, this class probably needs to be renamed to active message (<text:span text:style-name="T1">AM</text:span>) and <text:span text:style-name="T1">WorldAmInterface</text:span> renamed to <text:span text:style-name="T1">WorldRMI</text:span><text:span text:style-name="T2">. </text:span>The multi-threaded processes are identified using their rank in <text:span text:style-name="T1">MPI::COMM_WORLD</text:span>. You are responsible for translating ranks from within your communicator to that within <text:span text:style-name="T1">MPI::COMM_WORLD</text:span> by getting the groups from both communicators using <text:span text:style-name="T1">Comm_group</text:span> and then creating a map for the ranks using <text:span text:style-name="T1">Group_translate_ranks</text:span>. Instantiation of the singleton is not thread safe and must be done after initializing MPI but before it <text:soft-page-break/>might be invoked by multiple threads. Before calling <text:span text:style-name="T1">MPI::Finalize</text:span> you must terminate the server so that it can clean up and terminate the server thread. Failure to do so will cause occasional SEGV upon program exit.</text:p>
      <text:p text:style-name="Text_20_body">Messages are a contiguous buffer of which the first <text:span text:style-name="T1">RMI::HEADER_LEN</text:span> bytes are reserved for internal use. Upon receipt, the user payload (at <text:span text:style-name="T1">buf+HEADER_LEN</text:span>) is guaranteed to be aligned at least on a 16-byte boundary. When sending and receiving a message the length parameter (<text:span text:style-name="T1">nbyte</text:span>) specifies the full length of the buffer including the header (i.e., the user data size is <text:span text:style-name="T1">nbyte-HEADER_LEN</text:span>). The <text:span text:style-name="T1">RMI::Request</text:span> data structure is copyable and provides at least the <text:span text:style-name="T1">Test</text:span> and <text:span text:style-name="T1">Testsome</text:span> interfaces of MPI, but note that MPI may not be the underlying transport mechanism (on the Cray-XT we will soon be using a native Portals implementation).</text:p>
      <text:p text:style-name="Text_20_body">Unordered messages are processed in the order of receipt that due to multiple buffers and network routes may not correspond to the sending order. Ordered messages are processed in the order sent so that remote operations appear sequentially consistent to a single remote thread.</text:p>
      <text:p text:style-name="Text_20_body">Handlers should be lightweight operations and in particular should not block and to be fully safe should not send messages (though this does work in the current MPI implementation). Anything expensive should be put as a task into the thread pool (below). Note that there is just one server thread which is useful for simplifying maintenance of remote data structures, but means that if you abuse it communication can back up.</text:p>
      <text:p text:style-name="Code">namespace madness {</text:p>
      <text:p text:style-name="Code"><text:tab/>typedef void (*rmi_handlerT)(void* buf, size_t nbyte);</text:p>
      <text:p text:style-name="Code"><text:tab/>class RMI {</text:p>
      <text:p text:style-name="Code"><text:tab/>public:</text:p>
      <text:p text:style-name="Code"><text:tab/><text:tab/><text:tab/>typedef Request; // Type of structure returned by isend</text:p>
      <text:p text:style-name="Code"><text:tab/><text:tab/><text:tab/>static const size_t HEADER_LEN;</text:p>
      <text:p text:style-name="Code"><text:tab/><text:tab/><text:tab/>static const size_t MAX_MSG_LEN;</text:p>
      <text:p text:style-name="Code"><text:tab/><text:tab/><text:tab/>static const unsigned int ATTR_UNORDERED;</text:p>
      <text:p text:style-name="Code"><text:s/><text:tab/><text:tab/><text:tab/>static const unsigned int ATTR_ORDERED;</text:p>
      <text:p text:style-name="Code"><text:tab/><text:tab/><text:tab/>static void begin(); // Instantiate the server</text:p>
      <text:p text:style-name="Code"><text:tab/><text:tab/><text:tab/>static void end(); // Terminate the server</text:p>
      <text:p text:style-name="Code"><text:tab/><text:tab/><text:tab/>static Request isend(const void* buf, size_t nbyte, <text:line-break/><text:tab/><text:tab/><text:tab/><text:tab/>ProcessID dest, rmi_handlerT func, <text:line-break/><text:tab/><text:tab/><text:tab/><text:tab/>unsigned int attr=ATTR_UNORDERED); // Async. send</text:p>
      <text:p text:style-name="Code"><text:tab/>};</text:p>
      <text:p text:style-name="Code">}</text:p>
      <text:h text:style-name="Heading_20_3" text:outline-level="3">Atomic operations on integers (madatomic.h)</text:h>
      <text:p text:style-name="Text_20_body">This minimal API is likely to change to become more compatible with Intel TBB and also as we port to more machines that might force changes. Presently all functionality is provided via macros (since the original code is old and came from C). The argument <text:span text:style-name="T1">ptr</text:span> refers to a pointer to a <text:span text:style-name="T1">MADATOMIC_INT</text:span>. All operations on an atomic integer must be through the API to ensure appropriate fencing of both memory and instructions. </text:p>
      <text:p text:style-name="Code">MADATOMIC_FENCE // Presently null and unused</text:p>
      <text:p text:style-name="Code">MADATOMIC_INT // Type of an atomic integer (platform dependent).</text:p>
      <text:p text:style-name="Code">MADATOMIC_INT_GET(ptr) // Read value of atomic integer</text:p>
      <text:p text:style-name="Code"><text:soft-page-break/>MADATOMIC_INT_SET(ptr,value) // Write value to atomic integer</text:p>
      <text:p text:style-name="Code">MADATOMIC_INT_INC(ptr) // Atomic increment of atomic integer</text:p>
      <text:p text:style-name="Code">MADATOMIC_INT_DEC_AND_TEST(ptr) // Decrement and test atomic integer</text:p>
      <text:p text:style-name="Code"><text:tab/><text:tab/><text:tab/><text:tab/><text:tab/><text:tab/> <text:s text:c="2"/>// Returns true if result is zero</text:p>
      <text:p text:style-name="Code">MADATOMIC_INITIALIZE(val) // For static initialization</text:p>
      <text:p text:style-name="Code"/>
      <text:p text:style-name="Text_20_body">Static initialization of an integer (i.e., where it is declared) must be performed as follows</text:p>
      <text:p text:style-name="Code">MADATOMIC_INT atom = MADATOMIC_INITIALIZE(value)</text:p>
      <text:p text:style-name="Code"/>
      <text:h text:style-name="Heading_20_3" text:outline-level="3">Mutex, MutexReaderWriter, ScopedMutex, MutexWaiter (worldthread.h)</text:h>
      <text:p text:style-name="Text_20_body">Simple locking mechanisms based upon either atomic memory operations or Pthread mutexes. The locks are spin-locks with a rudimentary back-off algorithm implemented by <text:span text:style-name="T1">MutexWaiter</text:span>. Over subscribing processors might cause performance problems without care. <text:span text:style-name="T1">Mutex</text:span> provides a simple lock. <text:span text:style-name="T1">MutexReaderWriter</text:span> provides a non-exclusive read lock and an exclusive write lock. <text:span text:style-name="T1">ScopedMutex</text:span> wraps an existing <text:span text:style-name="T1">Mutex</text:span> to protect an entire scope following the rules of the lifetime of C++ objects. Mutexes of any kind cannot be copied or assigned. The locks are not recursive – i.e., if a thread has a lock and attempts to lock it again the results are undefined (probably deadlock).</text:p>
      <text:p text:style-name="Code">namespace madness {</text:p>
      <text:p text:style-name="Code"><text:tab/>class Mutex {</text:p>
      <text:p text:style-name="Code"><text:tab/>public:<text:line-break/><text:tab/><text:tab/>Mutex();</text:p>
      <text:p text:style-name="Code"><text:tab/><text:tab/>void lock() const;</text:p>
      <text:p text:style-name="Code"><text:tab/><text:tab/>void unlock() const;</text:p>
      <text:p text:style-name="Code"><text:tab/><text:tab/>bool try_lock() const; // Returns true if acquired</text:p>
      <text:p text:style-name="Code"><text:tab/><text:tab/>virtual ~Mutex();</text:p>
      <text:p text:style-name="Code"><text:tab/>};</text:p>
      <text:p text:style-name="Code"><text:tab/></text:p>
      <text:p text:style-name="Code"><text:tab/>class MutexReaderWriter {</text:p>
      <text:p text:style-name="Code"><text:tab/>public:</text:p>
      <text:p text:style-name="Code"><text:s/><text:tab/><text:tab/>static const int NOLOCK;</text:p>
      <text:p text:style-name="Code"><text:tab/><text:tab/>static const int READLOCK;</text:p>
      <text:p text:style-name="Code"><text:tab/><text:tab/>static const int WRITELOCK;</text:p>
      <text:p text:style-name="Code"><text:tab/><text:tab/>bool try_read_lock() const;</text:p>
      <text:p text:style-name="Code"><text:tab/><text:tab/>bool try_write_lock() const;</text:p>
      <text:p text:style-name="Code"><text:tab/><text:tab/>bool try_lock(int lockmode) const;</text:p>
      <text:p text:style-name="Code"><text:tab/><text:tab/>bool try_convert_read_lock_to_write_lock() const;</text:p>
      <text:p text:style-name="Code"><text:tab/><text:tab/>void read_lock() const;</text:p>
      <text:p text:style-name="Code"><text:tab/><text:tab/>void write_lock() const;</text:p>
      <text:p text:style-name="Code"><text:tab/><text:tab/>void lock(int lockmode) const;</text:p>
      <text:p text:style-name="Code"><text:tab/><text:tab/>void read_unlock() const;</text:p>
      <text:p text:style-name="Code"><text:tab/><text:tab/>void write_unlock() const;</text:p>
      <text:p text:style-name="Code"><text:tab/><text:tab/>void unlock(int lockmode) const;</text:p>
      <text:p text:style-name="Code"><text:tab/><text:tab/>void convert_read_lock_to_write_lock() const;</text:p>
      <text:p text:style-name="Code"><text:tab/><text:tab/>void convert_write_lock_to_read_lock() const;</text:p>
      <text:p text:style-name="Code"><text:tab/><text:tab/>virtual ~MutexReaderWriter();</text:p>
      <text:p text:style-name="Code"><text:soft-page-break/><text:tab/>};</text:p>
      <text:p text:style-name="Code"/>
      <text:p text:style-name="Code"><text:tab/>class ScopedMutex {</text:p>
      <text:p text:style-name="Code"><text:tab/>public:</text:p>
      <text:p text:style-name="Code"><text:tab/><text:tab/>ScopedMutex(Mutex&amp;); // Constructor acquires lock</text:p>
      <text:p text:style-name="Code"><text:tab/><text:tab/>ScopedMutex(Mutex*); // Constructor acquires lock<text:line-break/><text:tab/><text:tab/>virtual ~ScopedMutex(); // Destructor releases lock</text:p>
      <text:p text:style-name="Code"><text:tab/>};</text:p>
      <text:p text:style-name="Code"/>
      <text:p text:style-name="Code"><text:tab/>/// Attempt to acquire two locks without blocking while <text:line-break/><text:tab/>/// holding either one</text:p>
      <text:p text:style-name="Code"><text:tab/>bool try_two_locks(const Mutex&amp; m1, const Mutex&amp; m2);</text:p>
      <text:p text:style-name="Code">}</text:p>
      <text:p text:style-name="Standard"/>
      <text:h text:style-name="Heading_20_3" text:outline-level="3">Threads (worldthread.h)</text:h>
      <text:p text:style-name="Text_20_body">This provides simple wrappers around POSIX standard Pthread calls to simplify creation of detached system scheduled threads. It is probable that this interface will change either to match Intel TBB or the new C++ standard. The first wrapper provides a base class that enables object instances to be associated with threads. The second is probably not worth discussing. The derived class must call <text:span text:style-name="T1">ThreadBase::start()</text:span> to commence the thread which executes the virtual run method. To terminate the thread the run method can return or the thread can invoke <text:span text:style-name="T1">ThreadBase::exit()</text:span>. Another thread can cancel the thread by using <text:span text:style-name="T1">ThreadBase::cancel()</text:span>;</text:p>
      <text:p text:style-name="Code">namespace madness {</text:p>
      <text:p text:style-name="Code"><text:tab/>class ThreadBase {</text:p>
      <text:p text:style-name="Code"><text:tab/>public:</text:p>
      <text:p text:style-name="Code"><text:tab/><text:tab/>ThreadBase(); // Must invoke start() to start the thread.</text:p>
      <text:p text:style-name="Code"><text:tab/><text:tab/>virtual void run() = 0; // Implement this to do work</text:p>
      <text:p text:style-name="Code"><text:tab/><text:tab/>void start(); // Start the thread running</text:p>
      <text:p text:style-name="Code"><text:tab/><text:tab/>static void exit(); // Call for premature exit from run()</text:p>
      <text:p text:style-name="Code"><text:tab/><text:tab/>const pthread_t&amp; get_id(); // Get pthread id (if running)</text:p>
      <text:p text:style-name="Code"><text:tab/><text:tab/>int get_pool_thread_index() const; // Index in ThreadPool or -1</text:p>
      <text:p text:style-name="Code"><text:tab/><text:tab/>int cancel() const; // Cancel this thread</text:p>
      <text:p text:style-name="Code"><text:tab/><text:tab/>virtual ~ThreadBase();</text:p>
      <text:p text:style-name="Code"><text:s text:c="4"/>};</text:p>
      <text:p text:style-name="Code">}</text:p>
      <text:p text:style-name="Code"/>
      <text:p text:style-name="Text_20_body">Mmm ... I see that the ThreadBase destructor does not cancel the thread if it is still running ... probably should? Seem to recall an issue here but it seems bad to delete the object and leave the thread running. </text:p>
      <text:h text:style-name="Heading_20_3" text:outline-level="3">Tasks, task attributes and the thread pool (worldthread.h)</text:h>
      <text:p text:style-name="Text_20_body">The primary (only?) source of SMP concurrency inside MADNESS comes from inserting tasks into the task queue for execution by the pool of threads. The class is a singleton. The one pool of threads serves all activities and worlds within the SMP node so as to avoid oversubscribing the processors and to facilitate (eventually) switching between cache-aware and cache-oblivious computation. Presently we <text:soft-page-break/>just have cache oblivious. A task is derived from <text:span text:style-name="T1">PoolTaskInterface</text:span> and is submitted to the queue by invoking <text:span text:style-name="T1">ThreadPool::add()</text:span> which takes ownership of the task and deletes it upon completion. Tasks have attributes that presently can specify high priority (task is inserted at the front of the queue instead of the rear), generation of additional parallelism, and stealable. The last two are presently ignored. As for the RMI class, instantiate the singleton with <text:span text:style-name="T1">ThreadPool::begin()</text:span> before adding tasks to avoid a race condition. The number of threads may be specified as an argument or via the environment variable <text:span text:style-name="T1">POOL_NTHREAD</text:span> (probably to be renamed).</text:p>
      <text:p text:style-name="Code">namespace madness {</text:p>
      <text:p text:style-name="Code"><text:tab/>class TaskAttributes {</text:p>
      <text:p text:style-name="Code"><text:tab/>public:</text:p>
      <text:p text:style-name="Code"><text:tab/><text:tab/>static const unsigned long GENERATOR;</text:p>
      <text:p text:style-name="Code"><text:tab/><text:tab/>static const unsigned long STEALABLE;</text:p>
      <text:p text:style-name="Code"><text:tab/><text:tab/>static const unsigned long HIGHPRIORITY;</text:p>
      <text:p text:style-name="Code"><text:tab/><text:tab/>TaskAttributes(unsigned long flags = 0);</text:p>
      <text:p text:style-name="Code"><text:tab/><text:tab/>bool is_generator() const;</text:p>
      <text:p text:style-name="Code"><text:tab/><text:tab/>bool is_stealable() const;</text:p>
      <text:p text:style-name="Code"><text:tab/><text:tab/>bool is_high_priority() const;</text:p>
      <text:p text:style-name="Code"><text:tab/><text:tab/>void set_generator (bool generator_hint);</text:p>
      <text:p text:style-name="Code"><text:tab/><text:tab/>void set_stealable (bool stealable);</text:p>
      <text:p text:style-name="Code"><text:tab/><text:tab/>void set_highpriority (bool hipri);</text:p>
      <text:p text:style-name="Code"><text:tab/><text:tab/>static TaskAttributes generator();</text:p>
      <text:p text:style-name="Code"><text:tab/><text:tab/>static TaskAttributes hipri();</text:p>
      <text:p text:style-name="Code"><text:tab/>};</text:p>
      <text:p text:style-name="Code"/>
      <text:p text:style-name="Code"><text:tab/>class PoolTaskInterface : public TaskAttributes {</text:p>
      <text:p text:style-name="Code"><text:tab/>public:</text:p>
      <text:p text:style-name="Code"><text:tab/><text:tab/>PoolTaskInterface();</text:p>
      <text:p text:style-name="Code"><text:tab/><text:tab/>explicit PoolTaskInterface(const TaskAttributes&amp; attr);</text:p>
      <text:p text:style-name="Code"><text:tab/><text:tab/>virtual void run() = 0; // Implement to do work</text:p>
      <text:p text:style-name="Code"><text:tab/><text:tab/>virtual ~PoolTaskInterface() {}</text:p>
      <text:p text:style-name="Code"><text:s/><text:tab/>};</text:p>
      <text:p text:style-name="Code"><text:tab/><text:tab/></text:p>
      <text:p text:style-name="Code"><text:tab/>class ThreadPool {</text:p>
      <text:p text:style-name="Code"><text:tab/>public:</text:p>
      <text:p text:style-name="Code"><text:tab/><text:tab/>static void begin(nthread=0); // Instantiate the pool</text:p>
      <text:p text:style-name="Code"><text:tab/><text:tab/>static void add(PoolTaskInterface*); // Add task to queue</text:p>
      <text:p text:style-name="Code"><text:tab/><text:tab/>static void add(const std::vector&lt;PoolTaskInterface*&gt;&amp;);</text:p>
      <text:p text:style-name="Code"><text:tab/><text:tab/>~ThreadPool() {};</text:p>
      <text:p text:style-name="Code"><text:s text:c="4"/>};</text:p>
      <text:p text:style-name="Code">}</text:p>
      <text:h text:style-name="Heading_20_3" text:outline-level="3">Callbacks and tracking dependencies (worlddep.h)</text:h>
      <text:p text:style-name="Text_20_body">MADNESS’s internal execution is at least in part software data flow with dependencies between tasks being managed by counting dependencies. Callbacks are used to count dependencies and to perform the action(s) taken when all dependencies are satisfied. The present rudimentary interface is thread safe and may be extended to provide greater functionality.</text:p>
      <text:p text:style-name="Code"><text:soft-page-break/>namespace madness {</text:p>
      <text:p text:style-name="Code"><text:tab/>class CallbackInterface {</text:p>
      <text:p text:style-name="Code"><text:tab/>public:</text:p>
      <text:p text:style-name="Code"><text:tab/><text:tab/>virtual void notify() = 0;</text:p>
      <text:p text:style-name="Code"><text:tab/><text:tab/>virtual ~CallbackInterface(){};</text:p>
      <text:p text:style-name="Code"><text:tab/>};</text:p>
      <text:p text:style-name="Code"><text:s text:c="8"/></text:p>
      <text:p text:style-name="Code"><text:tab/>class DependencyInterface : public CallbackInterface {</text:p>
      <text:p text:style-name="Code"><text:tab/>public:</text:p>
      <text:p text:style-name="Code"><text:tab/><text:tab/>DependencyInterface(int ndep = 0);</text:p>
      <text:p text:style-name="Code"><text:tab/><text:tab/>int ndep() const; // Returns no. of unsatisfied dependencies</text:p>
      <text:p text:style-name="Code"><text:tab/><text:tab/>bool probe() const; // Returns true if ndep() == 0</text:p>
      <text:p text:style-name="Code"><text:tab/><text:tab/>void notify(); // Callback for dependency being satisfied</text:p>
      <text:p text:style-name="Code"><text:tab/><text:tab/>void inc(); // Increment the number of dependencies</text:p>
      <text:p text:style-name="Code"/>
      <text:p text:style-name="Code"><text:tab/><text:tab/>// Registers a callback for when ndepend=0.</text:p>
      <text:p text:style-name="Code"><text:tab/><text:tab/>// If ndepend == 0, the callback is immediately invoked.</text:p>
      <text:p text:style-name="Code"><text:tab/><text:tab/>// ADDING A CALL BACK IS NOT PRESENTLY THREAD SAFE.</text:p>
      <text:p text:style-name="Code"><text:tab/><text:tab/>void register_callback(CallbackInterface* callback);</text:p>
      <text:p text:style-name="Code"/>
      <text:p text:style-name="Code"><text:s text:c="6"/>virtual ~DependencyInterface();</text:p>
      <text:p text:style-name="Code"><text:s text:c="4"/>};</text:p>
      <text:p text:style-name="Code">}</text:p>
      <text:h text:style-name="Heading_20_3" text:outline-level="3">Futures – managing latency and dependencies (worldfut.h and worldref.h)</text:h>
      <text:p text:style-name="Text_20_body">The presently world level</text:p>
      <text:list text:style-name="L1">
        <text:list-item>
          <text:p text:style-name="P3">Future</text:p>
        </text:list-item>
        <text:list-item>
          <text:p text:style-name="P3">RemoteReference</text:p>
        </text:list-item>
      </text:list>
      <text:p text:style-name="Text_20_body">classes should be stripped of references to world and pushed down here so that we have a complete parallel programming environment independent of the World stuff.</text:p>
      <text:h text:style-name="Heading_20_3" text:outline-level="3">Concurrent hash map (worldhashmap.h)</text:h>
      <text:p text:style-name="Text_20_body">A thread-safe hash map that is a drop in replacement for the GNU <text:span text:style-name="T1">hash_map</text:span> and new C++ <text:s/><text:span text:style-name="T1">unordered_map</text:span>, but has the additional features</text:p>
      <text:list text:style-name="L5">
        <text:list-item>
          <text:p text:style-name="P4">Concurrent deletions, insertions or modifications of entries do not invalidate iterators or pointers to entries (i.e., will not make them point to junk unless someone actually deletes the entry you are pointing at).</text:p>
        </text:list-item>
        <text:list-item>
          <text:p text:style-name="P4">Intel TBB-style accessor interfaces to provide full thread-safe access to entries with either read or write mutexes.</text:p>
        </text:list-item>
      </text:list>
      <text:p text:style-name="Text_20_body">Issues:</text:p>
      <text:list text:style-name="L6">
        <text:list-item>
          <text:p text:style-name="P5">Should be renamed concurhashmap.h</text:p>
        </text:list-item>
        <text:list-item>
          <text:p text:style-name="P5">Include class prototype here</text:p>
        </text:list-item>
      </text:list>
      <text:p text:style-name="Text_20_body"><text:soft-page-break/></text:p>
      <text:h text:style-name="Heading_20_2" text:outline-level="2">World level runtime</text:h>
      <text:p text:style-name="Text_20_body">The <text:span text:style-name="T1">World</text:span> class encapsulates the entire global runtime environment for either all or a sub-group of processes. It wraps a single MPI communicator. The main capabilities for the global runtime are</text:p>
      <text:list text:style-name="L7">
        <text:list-item>
          <text:p text:style-name="P6">One-sided active messaging including remote task creation</text:p>
        </text:list-item>
        <text:list-item>
          <text:p text:style-name="P6">Local and global fencing of AM and tasks (termination detection)</text:p>
        </text:list-item>
        <text:list-item>
          <text:p text:style-name="P6">Global names (id) for objects</text:p>
        </text:list-item>
        <text:list-item>
          <text:p text:style-name="P6">Globally addressable data structures including hash tables and arrays (still coming)</text:p>
        </text:list-item>
        <text:list-item>
          <text:p text:style-name="P6">Parallel serialization of data </text:p>
        </text:list-item>
      </text:list>
      <text:p text:style-name="Text_20_body"/>
      <text:h text:style-name="Heading_20_3" text:outline-level="3">World (world.h)</text:h>
      <text:p text:style-name="Text_20_body">????</text:p>
      <text:h text:style-name="Heading_20_3" text:outline-level="3">World MPI interface (worldmpi.h)</text:h>
      <text:p text:style-name="Text_20_body">This is really a convenience for you to avoid having to first get the safe MPI communicator and then use it and is also a hook for future instrumentation.</text:p>
      <text:h text:style-name="Heading_20_3" text:outline-level="3">World active message interface (worldam.h)</text:h>
      <text:p text:style-name="Text_20_body">This service sits on top of the global RMI described above (note that correct translation of ranks between communicators is not yet being performed ... i.e., only works for COMM_WORLD). It adds to the RMI interface automatic send buffer management, eliminates user concern with the RMI header, throttles the number of outstanding send operations, and propagates state (the world, source process, message size) by encapsulatation in the class <text:span text:style-name="T1">AmArg</text:span> that also facilitates packing and unpacking of the message buffer using serialization.</text:p>
      <text:p text:style-name="Text_20_body">A World active message handler has this type</text:p>
      <text:p text:style-name="Code">namespace madness {</text:p>
      <text:p text:style-name="Code"><text:tab/>typedef void (*am_handlerT)(const AmArg&amp;);</text:p>
      <text:p text:style-name="Code">}</text:p>
      <text:h text:style-name="Heading_20_4" text:outline-level="4">AmArg (worldam.h)</text:h>
      <text:p text:style-name="Text_20_body">This class and its helper functions greatly simplify packing and unpacking data from message buffers.</text:p>
      <text:p text:style-name="Text_20_body"/>
      <text:p text:style-name="Code">namespace madness {</text:p>
      <text:p text:style-name="Code"><text:tab/>class AmArg {</text:p>
      <text:p text:style-name="Code"><text:tab/>public:</text:p>
      <text:p text:style-name="Code"><text:tab/><text:tab/>AmArg();</text:p>
      <text:p text:style-name="Code"><text:tab/><text:tab/>unsigned char* buf() const; // Returns pointer to payload</text:p>
      <text:p text:style-name="Code"><text:soft-page-break/><text:tab/><text:tab/>size_t size() const; // Returns size of payload</text:p>
      <text:p text:style-name="Code"><text:s text:c="6"/>template &lt;typename T&gt; <text:s/></text:p>
      <text:p text:style-name="Code"><text:tab/><text:tab/> <text:s/>BufferInputArchive operator&amp;(T&amp; t) const; // Deserialize</text:p>
      <text:p text:style-name="Code"><text:tab/><text:tab/>template &lt;typename T&gt;</text:p>
      <text:p text:style-name="Code"><text:tab/><text:tab/> <text:s/>BufferOutputArchive operator&amp;(const T&amp; t) const; // Serialize</text:p>
      <text:p text:style-name="Code"><text:tab/><text:tab/>ProcessID get_src() const; // Source of incoming msg.</text:p>
      <text:p text:style-name="Code"><text:tab/><text:tab/>World* get_world() const; // World of incoming msg.</text:p>
      <text:p text:style-name="Code"><text:tab/>};</text:p>
      <text:p text:style-name="Code"/>
      <text:p text:style-name="Code"><text:tab/>// Allocates a new AmArg with nbytes of user data</text:p>
      <text:p text:style-name="Code"><text:s text:c="3"/>inline AmArg* alloc_am_arg(std::size_t nbyte);</text:p>
      <text:p text:style-name="Code"/>
      <text:p text:style-name="Code"><text:tab/>// Duplicates an AmArg</text:p>
      <text:p text:style-name="Code"><text:s text:c="3"/>inline AmArg* copy_am_arg(const AmArg&amp; arg);</text:p>
      <text:p text:style-name="Code"/>
      <text:p text:style-name="Code"><text:tab/>// Frees an AmArg allocated with alloc_am_arg or copy_am_arg</text:p>
      <text:p text:style-name="Code"><text:tab/>inline void free_am_arg(AmArg* arg);</text:p>
      <text:p text:style-name="Code"/>
      <text:p text:style-name="Code"><text:tab/>// Serialize one argument into a new AmArg</text:p>
      <text:p text:style-name="Code"><text:tab/>template &lt;typename A&gt;</text:p>
      <text:p text:style-name="Code"><text:tab/>inline AmArg* new_am_arg(const A&amp; a);</text:p>
      <text:p text:style-name="Code"><text:s/></text:p>
      <text:p text:style-name="Code"><text:s/><text:tab/>// Serialize two arguments in a new AmArg</text:p>
      <text:p text:style-name="Code"><text:tab/>template &lt;typename A, typename B&gt;</text:p>
      <text:p text:style-name="Code"><text:tab/>inline AmArg* new_am_arg(const A&amp; a, const B&amp; b);</text:p>
      <text:p text:style-name="Code"/>
      <text:p text:style-name="Code"><text:tab/>// Ditto for up to 10 arguments</text:p>
      <text:p text:style-name="Code">}</text:p>
      <text:p text:style-name="Code"><text:s/></text:p>
      <text:h text:style-name="Heading_20_4" text:outline-level="4">WorldAmInterface (worldam.h)</text:h>
      <text:p text:style-name="Text_20_body">This class is embedded inside World and you probably will not instantiate it separately.</text:p>
      <text:p text:style-name="Code">namespace madness {</text:p>
      <text:p text:style-name="Code"><text:tab/>class WorldAmInterface {</text:p>
      <text:p text:style-name="Code"><text:tab/><text:tab/>WorldAmInterface(World&amp; world);</text:p>
      <text:p text:style-name="Code"><text:s text:c="8"/></text:p>
      <text:p text:style-name="Code"><text:s text:c="6"/>// Ensures all local AM operations have completed</text:p>
      <text:p text:style-name="Code"><text:s text:c="6"/>inline void fence();</text:p>
      <text:p text:style-name="Code"/>
      <text:p text:style-name="Code"><text:tab/><text:tab/>// Sends non-blocking message – user responsible for managing<text:line-break/><text:tab/><text:tab/>// completion and freeing buffer</text:p>
      <text:p text:style-name="Code"><text:s text:c="6"/>RMI::Request isend_(ProcessID dest, am_handlerT op, <text:line-break/><text:tab/><text:tab/><text:tab/><text:tab/>const AmArg* arg, int attr=RMI::ATTR_ORDERED);</text:p>
      <text:p text:style-name="Code"/>
      <text:p text:style-name="Code"><text:s text:c="6"/>// Sends manged non-blocking non-blocking active message.<text:line-break/><text:tab/><text:tab/>// The buffer will be freed when the send is complete</text:p>
      <text:p text:style-name="Code"><text:s text:c="6"/>void send(ProcessID dest, am_handlerT op, </text:p>
      <text:p text:style-name="Code"><text:soft-page-break/><text:tab/><text:tab/><text:tab/><text:tab/>const AmArg* arg, int attr=RMI::ATTR_ORDERED);</text:p>
      <text:p text:style-name="Code"><text:s text:c="4"/>};</text:p>
      <text:p text:style-name="Code">}</text:p>
      <text:p text:style-name="Code"/>
      <text:p text:style-name="Text_20_body">The <text:span text:style-name="T1">fence()</text:span>method ensures local completion. After the call, all managed outgoing messages will have been sent (though not necessarily processed by the remote end) and all received incoming active messages will have been executed.</text:p>
      <text:h text:style-name="Heading_20_3" text:outline-level="3">World global operations (worldgop.h)</text:h>
      <text:p text:style-name="Text_20_body">Except for fence these were originally needed to avoid deadlock in the single threaded code. Are still useful if MPI is single-threaded (most common) or if we expose asynchronous global operations.</text:p>
      <text:list text:style-name="L8">
        <text:list-item>
          <text:p text:style-name="P2">Add discussion of what global fence means and its cost</text:p>
        </text:list-item>
      </text:list>
      <text:p text:style-name="Standard"/>
      <text:h text:style-name="Heading_20_3" text:outline-level="3">World task interface (worldtask.h)</text:h>
      <text:p text:style-name="Text_20_body">Provides submission of local and remote tasks using serialization to move arguments, and futures with callbacks to manage dependencies. Counts number of pending tasks to enable fencing.</text:p>
      <text:h text:style-name="Heading_20_3" text:outline-level="3">World objects (worldobj.h)</text:h>
      <text:p text:style-name="Text_20_body">Provides global names for single replicated objects so that can send messages to instance of the logically same object on a different processor without having to keep track of pointers etc.</text:p>
      <text:h text:style-name="Heading_20_3" text:outline-level="3">World container (worlddc.h)</text:h>
      <text:p text:style-name="Text_20_body">A globally addressable hash table with one-sided access. Can send messages to either the container (using inherited WorldObj methods) or to items in the container. The latter is a centrally important ability because</text:p>
      <text:list text:style-name="L9">
        <text:list-item>
          <text:p text:style-name="P7">it enables non-process-centric computing – it eliminates reference to process number and hence <text:s/>virtualizes how and where computation occurs</text:p>
        </text:list-item>
        <text:list-item>
          <text:p text:style-name="P7">it automatically gives you a write lock on the item via a non-const accessor</text:p>
        </text:list-item>
      </text:list>
      <text:p text:style-name="Text_20_body">Issues</text:p>
      <text:list text:style-name="L12">
        <text:list-item>
          <text:p text:style-name="P10">Gotta be careful when acquiring other locks</text:p>
        </text:list-item>
        <text:list-item>
          <text:p text:style-name="P10">Need to modify send protocol to break call chains</text:p>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1"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Text_20_body" style:class="extra"/>
    <style:style style:name="Illustration" style:family="paragraph" style:parent-style-name="Caption" style:class="extra"/>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shadow="none"/>
      <style:text-properties fo:font-size="12pt" fo:font-style="italic" fo:font-weight="normal"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 style:family="paragraph" style:parent-style-name="Text_20_body" style:class="text" style:master-page-name="">
      <style:paragraph-properties fo:margin-top="0in" fo:margin-bottom="0in" fo:text-align="start" style:justify-single-word="false" style:page-number="auto" fo:background-color="transparent" style:shadow="none">
        <style:tab-stops>
          <style:tab-stop style:position="0.3in"/>
          <style:tab-stop style:position="0.6in"/>
          <style:tab-stop style:position="0.9in"/>
          <style:tab-stop style:position="1.2in"/>
        </style:tab-stops>
        <style:background-image/>
      </style:paragraph-properties>
      <style:text-properties style:font-name="Courier New" fo:font-size="12pt" style:font-size-asian="10.5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4" style:display-name="Heading 4" style:family="paragraph" style:parent-style-name="Heading" style:next-style-name="Text_20_body" style:class="text" style:default-outline-level="4">
      <style:paragraph-properties>
        <style:tab-stops/>
      </style:paragraph-properties>
      <style:text-properties fo:font-size="85%" fo:font-style="normal" fo:font-weight="normal" style:font-size-asian="85%" style:font-style-asian="italic" style:font-weight-asian="normal" style:font-size-complex="85%" style:font-style-complex="italic" style:font-weight-complex="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text:style-name="Numbering_20_Symbols" style:num-prefix=" " style:num-suffix=" " style:num-format="">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rjh</meta:initial-creator>
    <meta:creation-date>2008-05-03T20:40:56</meta:creation-date>
    <dc:creator>rjh</dc:creator>
    <dc:date>2008-10-22T18:37:39</dc:date>
    <meta:editing-cycles>84</meta:editing-cycles>
    <meta:editing-duration>P6DT5H15M28S</meta:editing-duration>
    <meta:user-defined meta:name="Info 1"/>
    <meta:user-defined meta:name="Info 2"/>
    <meta:user-defined meta:name="Info 3"/>
    <meta:user-defined meta:name="Info 4"/>
    <meta:document-statistic meta:table-count="0" meta:image-count="0" meta:object-count="0" meta:page-count="12" meta:paragraph-count="355" meta:word-count="3506" meta:character-count="23551"/>
  </office:meta>
</office:document-meta>
</file>